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justify"/>
    </style:style>
  </office:automatic-styles>
  <office:body>
    <office:text>
      <text:p text:style-name="P1"><text:span text:style-name="T1">Twilight Sparkle nie zawsze zachowuje si</text:span><text:span text:style-name="T2">ę w serialu tak, jak na dorosłą, poważną i wyedukowaną osobę czterokopytną przystało. Gdy jej tendencje do zachowania, bądźmy szczerzy, dość głupiego zostaną podniesione do kwadratu, otrzymujemy<text:s/></text:span><text:span text:style-name="T3">„</text:span><text:span text:style-name="T4">The Last Stand of King Sombra”<text:s/></text:span><text:span text:style-name="T5">–</text:span><text:span text:style-name="T6"><text:s/>opowiadanie, w kt</text:span><text:span text:style-name="T7">órym malutki rozumek Twilight staje si</text:span><text:span text:style-name="T8">ę największym sojusznikiem kr</text:span><text:span text:style-name="T9">óla Kryszta</text:span><text:span text:style-name="T10">łowego Imperium.</text:span></text:p>
      <text:p text:style-name="P1"><text:span text:style-name="T11"/></text:p>
      <text:p text:style-name="P1"><text:span text:style-name="T12">Sytuacja, w której na pocz</text:span><text:span text:style-name="T13">ątku tego kr</text:span><text:span text:style-name="T14">óciutkiego opowiadania zastajemy króla Sombr</text:span><text:span text:style-name="T15">ę, nie jest godna pozazdroszczenia<text:s/></text:span><text:span text:style-name="T16">–</text:span><text:span text:style-name="T17"><text:s/>jego poddani si</text:span><text:span text:style-name="T18">ę zbuntowali, grupa klaczy z Elementami Harmonii chce wytęczować go na tamten świat i pozostaje przy nim tylko jeden wierny sługa. Na szczęście, nawet w tak ponurej sytuacji na horyzoncie majaczy iskierka nadziei<text:s/></text:span><text:span text:style-name="T19">–</text:span><text:span text:style-name="T20"><text:s/>w ci</text:span><text:span text:style-name="T21">ągu tygodnia do Imperium ma przybyć wsparcie od zaprzyjaźnionego państwa. Niestety, oznacza to, że przez cały tydzień mroczny kr</text:span><text:span text:style-name="T22">ól musi wspi</text:span><text:span text:style-name="T23">ąć się na wyżyny swojego sprytu, by utrzymać się przez ten czas. Jak długo jednak można wmawiać sz</text:span><text:span text:style-name="T24">óstce klaczy z magiczn</text:span><text:span text:style-name="T25">ą biżuterią, że się pomyliły i trafiły do zamku kr</text:span><text:span text:style-name="T26">óla Sombrero?</text:span></text:p>
      <text:p text:style-name="P1"><text:span text:style-name="T27"/></text:p>
      <text:p text:style-name="P1"><text:span text:style-name="T28">Ka</text:span><text:span text:style-name="T29">żdego dnia Sombra wychodzi z kolejnym genialnym pomysłem na powstrzymanie gł</text:span><text:span text:style-name="T30">ównych bohaterek serialu przed wys</text:span><text:span text:style-name="T31">łaniem go w bolesny spos</text:span><text:span text:style-name="T32">ób na tamten<text:s/></text:span><text:span text:style-name="T33">świat. Każdy z pomysł</text:span><text:span text:style-name="T34">ów okazuje si</text:span><text:span text:style-name="T35">ę być bardziej szalony od poprzedniego, za każdym razem jednak wykorzystując dobroduszną naiwność<text:s/></text:span><text:span text:style-name="T36">–</text:span><text:span text:style-name="T37"><text:s/>nie tyle granicz</text:span><text:span text:style-name="T38">ącą z głupotą, co stanowiącą enklawę na jej terytorium<text:s/></text:span><text:span text:style-name="T39">–</text:span><text:span text:style-name="T40"><text:s/>bohaterek, szczeg</text:span><text:span text:style-name="T41">ólnie Twilight. </text:span></text:p>
      <text:p text:style-name="P1"><text:span text:style-name="T42"/></text:p>
      <text:p text:style-name="P1"><text:span text:style-name="T43">Mane 6 odgrywa w opowiadaniu rol</text:span><text:span text:style-name="T44">ę dość poboczną<text:s/></text:span><text:span text:style-name="T45">–</text:span><text:span text:style-name="T46"><text:s/>ich jedynym zadaniem jest rzucenie od czasu do czasu jak</text:span><text:span text:style-name="T47">ąś groźbą i wpadnięcie w kolejną genialną pułapkę mrocznego kr</text:span><text:span text:style-name="T48">óla. Nie oznacza to jednak,<text:s/></text:span><text:span text:style-name="T49">że Sombra jest jedyną ważną postacią<text:s/></text:span><text:span text:style-name="T50">–</text:span><text:span text:style-name="T51"><text:s/>bardzo istotn</text:span><text:span text:style-name="T52">ą rolę odgrywa bowiem jego sługa, Rook, kt</text:span><text:span text:style-name="T53">óry zaczyna opowiadanie, praktycznie wielbi</text:span><text:span text:style-name="T54">ąc ziemię, po kt</text:span><text:span text:style-name="T55">órej st</text:span><text:span text:style-name="T56">ąpa jego monarcha. Połowa humoru polega na absurdzie kolejnych plan</text:span><text:span text:style-name="T57">ów spowolnienia Mane 6. Druga po</text:span><text:span text:style-name="T58">łowa<text:s/></text:span><text:span text:style-name="T59">–</text:span><text:span text:style-name="T60"><text:s/>na coraz mniej entuzjastycznych reakcjach kr</text:span><text:span text:style-name="T61">ólewskiego s</text:span><text:span text:style-name="T62">ługi, kt</text:span><text:span text:style-name="T63">óry bardzo, ale to bardzo chcia</text:span><text:span text:style-name="T64">łby zobaczyć, jak jego władca poraża swoją ogromną mocą tę grupkę irytujących klaczy. Duet Sombra-Rook wyszedł całkiem ciekawie i żałuję, że nie zauważyłem, by wystąpili razem w jakimkolwiek innym opowiadaniu.</text:span></text:p>
      <text:p text:style-name="P1"><text:span text:style-name="T65"/></text:p>
      <text:p text:style-name="P1"><text:span text:style-name="T66">Od strony technicznej opowiadanie jest bez zarzutu. Napisane jest wzgl</text:span><text:span text:style-name="T67">ędnie prostą, schludną angielszczyzną, kt</text:span><text:span text:style-name="T68">óra nie przeszkadza w odbiorze.</text:span></text:p>
      <text:p text:style-name="P1"><text:span text:style-name="T69"/></text:p>
      <text:p text:style-name="P1"><text:span text:style-name="T70">Ogólnie rzecz bior</text:span><text:span text:style-name="T71">ąc, opowiadanie jest godne polecenia. Czyta się je szybko i sprawnie, jest to bowiem zaledwie jeden rozdział, i to podzielony na siedem pomniejszych<text:s/></text:span><text:span text:style-name="T72">„</text:span><text:span text:style-name="T73">części”<text:s/></text:span><text:span text:style-name="T74">–</text:span><text:span text:style-name="T75"><text:s/>ka</text:span><text:span text:style-name="T76">żda opisująca jeden dzień. Ot, przyjemna, lekka komedyjka, kt</text:span><text:span text:style-name="T77">óra w karykaturalny sposób przedstawia znane i lubiane postacie z serialu.</text:span></text:p>
      <text:p text:style-name="P1"><text:span text:style-name="T78"/></text:p>
      <text:p text:style-name="P1"><text:a xlink:href="https://www.fimfiction.net/story/59869/the-last-stand-of-king-sombra"><text:span text:style-name="T79">https://www.fimfiction.net/story/59869/the-last-stand-of-king-sombra</text:span></text:a><text:span text:style-name="T80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